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RWPalladioL-Ital" svg:font-family="URWPalladioL-Ital"/>
    <style:font-face style:name="URWPalladioL-Roma" svg:font-family="URWPalladioL-Rom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33cm"/>
    </style:style>
    <style:style style:name="co2" style:family="table-column">
      <style:table-column-properties fo:break-before="auto" style:column-width="8.532cm"/>
    </style:style>
    <style:style style:name="co3" style:family="table-column">
      <style:table-column-properties fo:break-before="auto" style:column-width="9.8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1.296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1.334cm" fo:break-before="auto" style:use-optimal-row-height="true"/>
    </style:style>
    <style:style style:name="ro5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90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ackground-color="#ff3366"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 fo:border="0.06pt solid #000000" style:shrink-to-fit="tru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RWPalladioL-Ital" fo:font-size="10pt" style:font-name-asian="URWPalladioL-Ital" style:font-size-asian="10pt" style:font-name-complex="URWPalladioL-Ital" style:font-size-complex="10pt"/>
    </style:style>
    <style:style style:name="T2" style:family="text">
      <style:text-properties style:font-name="URWPalladioL-Roma" style:font-name-asian="URWPalladioL-Roma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row table:style-name="ro1">
          <table:table-cell table:style-name="ce1" office:value-type="string">
            <text:p>SISSy</text:p>
          </table:table-cell>
          <table:table-cell table:style-name="ce1" office:value-type="string">
            <text:p>MoDisco</text:p>
          </table:table-cell>
          <table:table-cell table:style-name="ce1" office:value-type="string">
            <text:p>Ideen</text:p>
          </table:table-cell>
        </table:table-row>
        <table:table-row table:style-name="ro1">
          <table:table-cell table:style-name="ce2" office:value-type="string">
            <text:p>Block.getAccesses()</text:p>
          </table:table-cell>
          <table:table-cell office:value-type="string">
            <text:p>KDMHelper.getAllAccesses()</text:p>
          </table:table-cell>
          <table:table-cell/>
        </table:table-row>
        <table:table-row table:style-name="ro2">
          <table:table-cell office:value-type="string">
            <text:p>Branch</text:p>
          </table:table-cell>
          <table:table-cell office:value-type="string">
            <text:p>??? Block bzw. Statement</text:p>
          </table:table-cell>
          <table:table-cell office:value-type="string">
            <text:p>Statement? Hilfskonstrukt für switch, weil dort nur die Statements einzeln aufgelistet sind</text:p>
            <text:p>Name: SwitchBranch</text:p>
          </table:table-cell>
        </table:table-row>
        <table:table-row table:style-name="ro1">
          <table:table-cell office:value-type="string">
            <text:p>Branch.getStatement()</text:p>
          </table:table-cell>
          <table:table-cell office:value-type="string">
            <text:p>??? Block.getStatements()</text:p>
          </table:table-cell>
          <table:table-cell/>
        </table:table-row>
        <table:table-row table:style-name="ro3">
          <table:table-cell office:value-type="string">
            <text:p>BranchStatement</text:p>
          </table:table-cell>
          <table:table-cell office:value-type="string">
            <text:p>IfStatement, </text:p>
            <text:p>SwitchStatement</text:p>
          </table:table-cell>
          <table:table-cell/>
        </table:table-row>
        <table:table-row table:style-name="ro4">
          <table:table-cell office:value-type="string">
            <text:p>BranchStatement.getBranches()</text:p>
          </table:table-cell>
          <table:table-cell office:value-type="string">
            <text:p>IfStatement.getThenStatement():Statement, </text:p>
            <text:p>IfStatement.getElseStatement():Statement, </text:p>
            <text:p>SwitchStatement.getStatements():List&lt;Statement&gt;</text:p>
          </table:table-cell>
          <table:table-cell office:value-type="string">
            <text:p>für Switch neuschreiben (immer Statements zwischen SwitchCase)</text:p>
          </table:table-cell>
        </table:table-row>
        <table:table-row table:style-name="ro5">
          <table:table-cell office:value-type="string">
            <text:p>ExceptionHandler</text:p>
          </table:table-cell>
          <table:table-cell office:value-type="string">
            <text:p>TryStatement</text:p>
          </table:table-cell>
          <table:table-cell office:value-type="string">
            <text:p>CatchClause</text:p>
          </table:table-cell>
        </table:table-row>
        <table:table-row table:style-name="ro5">
          <table:table-cell office:value-type="string">
            <text:p>ExceptionHandler.getFinallyBlock()</text:p>
          </table:table-cell>
          <table:table-cell office:value-type="string">
            <text:p>TryStatement.getFinally():Block</text:p>
          </table:table-cell>
          <table:table-cell/>
        </table:table-row>
        <table:table-row table:style-name="ro5">
          <table:table-cell office:value-type="string">
            <text:p>ExceptionHandler.getGuardedBlock()</text:p>
          </table:table-cell>
          <table:table-cell office:value-type="string">
            <text:p>TryStatement.getBody():Block</text:p>
          </table:table-cell>
          <table:table-cell/>
        </table:table-row>
        <table:table-row table:style-name="ro1">
          <table:table-cell office:value-type="string">
            <text:p>FunctionAccess.getTargetFunction()</text:p>
          </table:table-cell>
          <table:table-cell office:value-type="string">
            <text:p>AbstractMethodInvocation.getMethod()</text:p>
          </table:table-cell>
          <table:table-cell/>
        </table:table-row>
        <table:table-row table:style-name="ro6">
          <table:table-cell office:value-type="string">
            <text:p>LoopStatement</text:p>
          </table:table-cell>
          <table:table-cell office:value-type="string">
            <text:p>WhileStatement, </text:p>
            <text:p>ForStatement, </text:p>
            <text:p>EnhancedForStatement</text:p>
          </table:table-cell>
          <table:table-cell/>
        </table:table-row>
        <table:table-row table:style-name="ro1">
          <table:table-cell office:value-type="string">
            <text:p>LoopStatement.getBody()</text:p>
          </table:table-cell>
          <table:table-cell table:number-columns-repeated="2"/>
        </table:table-row>
        <table:table-row table:style-name="ro7">
          <table:table-cell table:style-name="ce4" office:value-type="string">
            <text:p>SimpleStatement</text:p>
          </table:table-cell>
          <table:table-cell table:style-name="ce5" office:value-type="string">
            <text:p>ExpressionStatement, </text:p>
            <text:p>VariableDeclarationStatement,</text:p>
            <text:p>AssertStatement,</text:p>
            <text:p>more...</text:p>
          </table:table-cell>
          <table:table-cell table:style-name="ce7" office:value-type="string">
            <text:p>Aus SISSy Doku: Die <text:span text:style-name="T1">SimpleStatement </text:span>Klasse modelliert alle Anweisungen, deren Kontrollfluss</text:p>
            <text:p><text:span text:style-name="T2">eine lineare Sequenz ist. Typisches Beispiel hier für sind Zuweisungen</text:span></text:p>
          </table:table-cell>
        </table:table-row>
        <table:table-row table:style-name="ro1">
          <table:table-cell table:style-name="ce2" office:value-type="string">
            <text:p>SimpleStatement.getAccesses()</text:p>
          </table:table-cell>
          <table:table-cell office:value-type="string">
            <text:p>KDMHelper.getAllAccesses()</text:p>
          </table:table-cell>
          <table:table-cell/>
        </table:table-row>
        <table:table-row table:style-name="ro1">
          <table:table-cell office:value-type="string">
            <text:p>Statement.getBlockstatement</text:p>
          </table:table-cell>
          <table:table-cell table:number-columns-repeated="2"/>
        </table:table-row>
        <table:table-row table:style-name="ro1">
          <table:table-cell table:style-name="Default" table:number-columns-repeated="3"/>
        </table:table-row>
        <table:table-row table:style-name="ro5">
          <table:table-cell table:style-name="Default"/>
          <table:table-cell table:style-name="Default" office:value-type="string">
            <text:p>Bei Visitors: Extract Method and override all MoDisco Java Types and call the extracted method</text:p>
          </table:table-cell>
          <table:table-cell table:style-name="Default"/>
        </table:table-row>
      </table:table>
      <table:table table:name="Tabelle2" table:style-name="ta1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2:Tabelle1.B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RWPalladioL-Ital" svg:font-family="URWPalladioL-Ital"/>
    <style:font-face style:name="URWPalladioL-Roma" svg:font-family="URWPalladioL-Rom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.00.0000</text:date>, <text:time style:data-style-name="N2" text:time-value="0000-00-00T21:54:07.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16:06:22.18</meta:creation-date>
    <dc:date>2013-02-12T01:59:07.59</dc:date>
    <meta:editing-duration>PT13H14M49S</meta:editing-duration>
    <meta:editing-cycles>26</meta:editing-cycles>
    <meta:generator>LibreOffice/4.0.0.3$Windows_x86 LibreOffice_project/7545bee9c2a0782548772a21bc84a9dcc583b89</meta:generator>
    <meta:document-statistic meta:table-count="3" meta:cell-count="34" meta:object-count="0"/>
  </office:meta>
</office:document-meta>
</file>